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InOrderWithCallsTest.shouldVerifyWithTimesAfterCallsInSame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InOrderWithCallsTest.shouldAllowFewerCallsForSing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WithCallsTest.shouldNotVerifySkippedCallsInInOrderWhenFewerCallsForDifferen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InOrderWithCallsTest.shouldNotVerifySkippedCallsWhenFewerCallsForSing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WithCallsTest.shouldNotVerifySkippedCallsWhenFewerCallsForMethodsOnDifferen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WithCallsTest.shouldVerifyWithAtLeastAfterUseOf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WithCallsTest.shouldAllowFewerCallsForMethodsOnDifferen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WithCallsTest.shouldAllowFewerCallsForDifferen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WithCallsTest.shouldFailWhenMethodCalledTooFew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InOrderWithCallsTest.shouldVerifyWithTimesAfterUseOf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WithCallsTest.shouldFailWhenSingleMethodCallsAreOutOf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WithCallsTest.shouldFailToCreateCallsWithZero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InOrderWithCallsTest.shouldAllowSequentialCallsToCallsForDifferen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WithCallsTest.shouldAllowSequentialCallsToCallsForSing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InOrderWithCallsTest.shouldNotVerifySkippedCallsInInOrderWhenFewerCallsForSing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InOrderWithCallsTest.shouldFailToCreateCallsForNonInOrder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InOrderWithCallsTest.shouldVerifyWithCallsAfterUseOfAtLe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InOrderWithCallsTest.shouldVerifyWithCallsAfterUseOf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WithCallsTest.shouldNotVerifySkippedCallsWhenFewerCallsForDifferen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WithCallsTest.shouldFailWhenMethodCallsOnDifferentMocksAreOutOf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WithCallsTest.shouldAllowSequentialCallsToCallsForMethodsOnDifferen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InOrderWithCallsTest.shouldNotVerifySkippedCallsInInOrderWhenFewerCallsForMethodsOnDifferen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InOrderWithCallsTest.shouldFailWhenMethodNo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InOrderWithCallsTest.shouldFailWhenDifferentMethodCallsAreOutOf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WithCallsTest.shouldFailToCreateCallsWithNegati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